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43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door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1" table:visibility="collapse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tterboard</text:p>
          </table:table-cell>
          <table:table-cell table:number-columns-repeated="3"/>
          <table:table-cell office:value-type="string" calcext:value-type="string">
            <text:p>Numerical mode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/>
          <table:table-cell office:value-type="float" office:value="1.22" calcext:value-type="float">
            <text:p>1.22</text:p>
          </table:table-cell>
          <table:table-cell/>
          <table:table-cell table:formula="of:=[.C2]"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table:formula="of:=[.C3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table:formula="of:=[.C4]*[.E10]" office:value-type="float" office:value="2.86986662647962" calcext:value-type="float">
            <text:p>2.869866626479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table:formula="of:=[.C5]*[.E10]" office:value-type="float" office:value="1.95672724532701" calcext:value-type="float">
            <text:p>1.956727245327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/>
          <table:table-cell office:value-type="float" office:value="0.238" calcext:value-type="float">
            <text:p>0.23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table:formula="of:=[.C7]*[.E11]" office:value-type="float" office:value="1044.13596704425" calcext:value-type="float">
            <text:p>1044.135967044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rface ratio</text:p>
          </table:table-cell>
          <table:table-cell table:number-columns-repeated="3"/>
          <table:table-cell table:formula="of:=[.E6]/[.C6]" office:value-type="float" office:value="18.9075630252101" calcext:value-type="float">
            <text:p>18.9075630252101</text:p>
          </table:table-cell>
          <table:table-cell/>
        </table:table-row>
        <table:table-row table:style-name="ro1">
          <table:table-cell office:value-type="string" calcext:value-type="string">
            <text:p>length ratio</text:p>
          </table:table-cell>
          <table:table-cell table:number-columns-repeated="3"/>
          <table:table-cell table:formula="of:=SQRT([.E9])" office:value-type="float" office:value="4.34828276739336" calcext:value-type="float">
            <text:p>4.34828276739336</text:p>
          </table:table-cell>
          <table:table-cell/>
        </table:table-row>
        <table:table-row table:style-name="ro1">
          <table:table-cell office:value-type="string" calcext:value-type="string">
            <text:p>volume ratio</text:p>
          </table:table-cell>
          <table:table-cell table:number-columns-repeated="3"/>
          <table:table-cell table:formula="of:=[.E9]*[.E10]" office:value-type="float" office:value="82.2154304759249" calcext:value-type="float">
            <text:p>82.2154304759249</text:p>
          </table:table-cell>
          <table:table-cell/>
        </table:table-row>
        <table:table-row table:style-name="ro1">
          <table:table-cell office:value-type="string" calcext:value-type="string">
            <text:p>water density</text:p>
          </table:table-cell>
          <table:table-cell table:number-columns-repeated="3"/>
          <table:table-cell office:value-type="float" office:value="1025" calcext:value-type="float">
            <text:p>1025</text:p>
          </table:table-cell>
          <table:table-cell office:value-type="string" calcext:value-type="string">
            <text:p>Kg/m³</text:p>
          </table:table-cell>
        </table:table-row>
        <table:table-row table:style-name="ro1">
          <table:table-cell office:value-type="string" calcext:value-type="string">
            <text:p>door density</text:p>
          </table:table-cell>
          <table:table-cell table:number-columns-repeated="3"/>
          <table:table-cell office:value-type="float" office:value="7800" calcext:value-type="float">
            <text:p>7800</text:p>
          </table:table-cell>
          <table:table-cell office:value-type="string" calcext:value-type="string">
            <text:p>Kg/m³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nots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3"/>
          <table:table-cell table:formula="of:=[.E15]*1852/3600" office:value-type="float" office:value="2.05777777777778" calcext:value-type="float">
            <text:p>2.05777777777778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style-name="ce1" office:value-type="string" calcext:value-type="string">
            <text:p>Fx</text:p>
          </table:table-cell>
          <table:table-cell table:style-name="ce1" table:number-columns-repeated="3"/>
          <table:table-cell table:style-name="ce1" table:formula="of:=1/2*[.E12]*[.E3]*[.E6]*[.E16]*[.E16]" office:value-type="float" office:value="7324.27416666667" calcext:value-type="float">
            <text:p>7324.27416666667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Fy</text:p>
          </table:table-cell>
          <table:table-cell table:style-name="ce1" table:number-columns-repeated="3"/>
          <table:table-cell table:style-name="ce1" table:formula="of:=1/2*[.E12]*[.E2]*[.E6]*[.E16]*[.E16]" office:value-type="float" office:value="11914.1526444444" calcext:value-type="float">
            <text:p>11914.1526444444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Fz</text:p>
          </table:table-cell>
          <table:table-cell table:style-name="ce1" table:number-columns-repeated="3"/>
          <table:table-cell table:style-name="ce1" table:formula="of:=-[.E7]*9.81+[.E7]/[.E13]*[.E12]*9.81" office:value-type="float" office:value="-8896.94201841923" calcext:value-type="float">
            <text:p>-8896.94201841923</text:p>
          </table:table-cell>
          <table:table-cell table:style-name="ce1" office:value-type="string" calcext:value-type="string">
            <text:p>N</text:p>
          </table:table-cell>
        </table:table-row>
      </table:table>
      <table:table table:name="ki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loats nb</text:p>
          </table:table-cell>
          <table:table-cell table:formula="of:=5/2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floatability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iamete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table:formula="of:=4/1000" office:value-type="float" office:value="0.004" calcext:value-type="float">
            <text:p>0.004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string" calcext:value-type="string">
            <text:p>surface </text:p>
          </table:table-cell>
          <table:table-cell table:formula="of:=PI()*[.B3]*[.B3]/4" office:value-type="float" office:value="0.0314159265358979" calcext:value-type="float">
            <text:p>0.0314159265358979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formula="of:=[.B4]*1025-[.B2]" office:value-type="float" office:value="1.2" calcext:value-type="float">
            <text:p>1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otal surface</text:p>
          </table:table-cell>
          <table:table-cell table:formula="of:=[.B5]*[.B1]" office:value-type="float" office:value="0.0785398163397448" calcext:value-type="float">
            <text:p>0.0785398163397448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Fx = ½ rho cd S V²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ype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</text:p>
          </table:table-cell>
          <table:table-cell table:formula="of:=[.B4]*[.B1]" office:value-type="float" office:value="0.01" calcext:value-type="float">
            <text:p>0.01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style-name="ce2" table:formula="of:=POWER([.B12];1/3)" office:value-type="float" office:value="0.215443469003188" calcext:value-type="float">
            <text:p>0.2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urface </text:p>
          </table:table-cell>
          <table:table-cell table:formula="of:=[.B13]*[.B13]" office:value-type="float" office:value="0.0464158883361278" calcext:value-type="float">
            <text:p>0.0464158883361278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table:style-name="ce2" table:formula="of:=[.B8]*[.B7]/[.B14]" office:value-type="float" office:value="0.795281852894072" calcext:value-type="float">
            <text:p>0.795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B6]*[.B1]"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</table:table-row>
      </table:table>
      <table:table table:name="foo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squarre</text:p>
          </table:table-cell>
          <table:table-cell table:style-name="ce1"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diame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table:formula="of:=[.B3]*PI()*[.B2]*[.B2]/4" office:value-type="float" office:value="0.15707963267949" calcext:value-type="float">
            <text:p>0.15707963267949</text:p>
          </table:table-cell>
          <table:table-cell table:formula="of:=[.C3]*PI()*[.C2]*[.C2]/4" office:value-type="float" office:value="0.0392699081698724" calcext:value-type="float">
            <text:p>0.0392699081698724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string" calcext:value-type="string">
            <text:p>Chain mass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Rubber mass</text:p>
          </table:table-cell>
          <table:table-cell table:formula="of:=[.B4]-[.B6]" office:value-type="float" office:value="105" calcext:value-type="float">
            <text:p>105</text:p>
          </table:table-cell>
          <table:table-cell table:formula="of:=[.C4]-[.C6]" office:value-type="float" office:value="30" calcext:value-type="float">
            <text:p>3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hain density</text:p>
          </table:table-cell>
          <table:table-cell table:number-columns-repeated="2" office:value-type="float" office:value="7800" calcext:value-type="float">
            <text:p>7800</text:p>
          </table:table-cell>
          <table:table-cell office:value-type="string" calcext:value-type="string">
            <text:p>Kg/m³</text:p>
          </table:table-cell>
        </table:table-row>
        <table:table-row table:style-name="ro1">
          <table:table-cell office:value-type="string" calcext:value-type="string">
            <text:p>Rubber density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string" calcext:value-type="string">
            <text:p>Kg/m³</text:p>
          </table:table-cell>
        </table:table-row>
        <table:table-row table:style-name="ro1">
          <table:table-cell office:value-type="string" calcext:value-type="string">
            <text:p>Water density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string" calcext:value-type="string">
            <text:p>Kg/m³</text:p>
          </table:table-cell>
        </table:table-row>
        <table:table-row table:style-name="ro1">
          <table:table-cell office:value-type="string" calcext:value-type="string">
            <text:p>chain volume</text:p>
          </table:table-cell>
          <table:table-cell table:formula="of:=[.B6]/[.B8]" office:value-type="float" office:value="0.00897435897435897" calcext:value-type="float">
            <text:p>0.00897435897435897</text:p>
          </table:table-cell>
          <table:table-cell table:formula="of:=[.C6]/[.C8]" office:value-type="float" office:value="0.00448717948717949" calcext:value-type="float">
            <text:p>0.00448717948717949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string" calcext:value-type="string">
            <text:p>Rubber volume</text:p>
          </table:table-cell>
          <table:table-cell table:formula="of:=[.B7]/[.B9]" office:value-type="float" office:value="0.0783582089552239" calcext:value-type="float">
            <text:p>0.0783582089552239</text:p>
          </table:table-cell>
          <table:table-cell table:formula="of:=[.C7]/[.C9]" office:value-type="float" office:value="0.0223880597014925" calcext:value-type="float">
            <text:p>0.0223880597014925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string" calcext:value-type="string">
            <text:p>Water volume</text:p>
          </table:table-cell>
          <table:table-cell table:formula="of:=[.B5]-[.B11]-[.B12]" office:value-type="float" office:value="0.0697470647499068" calcext:value-type="float">
            <text:p>0.0697470647499068</text:p>
          </table:table-cell>
          <table:table-cell table:formula="of:=[.C5]-[.C11]-[.C12]" office:value-type="float" office:value="0.0123946689812004" calcext:value-type="float">
            <text:p>0.0123946689812004</text:p>
          </table:table-cell>
          <table:table-cell office:value-type="string" calcext:value-type="string">
            <text:p>m³</text:p>
          </table:table-cell>
        </table:table-row>
        <table:table-row table:style-name="ro1">
          <table:table-cell office:value-type="string" calcext:value-type="string">
            <text:p>water mass</text:p>
          </table:table-cell>
          <table:table-cell table:formula="of:=[.B13]*[.B10]" office:value-type="float" office:value="71.4907413686545" calcext:value-type="float">
            <text:p>71.4907413686545</text:p>
          </table:table-cell>
          <table:table-cell table:formula="of:=[.C13]*[.C10]" office:value-type="float" office:value="12.7045357057304" calcext:value-type="float">
            <text:p>12.70453570573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otal mass</text:p>
          </table:table-cell>
          <table:table-cell table:formula="of:=[.B4]+[.B14]" office:value-type="float" office:value="246.490741368654" calcext:value-type="float">
            <text:p>246.490741368654</text:p>
          </table:table-cell>
          <table:table-cell table:formula="of:=[.C4]+[.C14]" office:value-type="float" office:value="77.7045357057304" calcext:value-type="float">
            <text:p>77.70453570573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table:style-name="ce1" table:formula="of:=[.B15]/[.B5]" office:value-type="float" office:value="1569.20879660829" calcext:value-type="float">
            <text:p>1569.20879660829</text:p>
          </table:table-cell>
          <table:table-cell table:style-name="ce1" table:formula="of:=[.C15]/[.C5]" office:value-type="float" office:value="1978.72975331643" calcext:value-type="float">
            <text:p>1978.72975331643</text:p>
          </table:table-cell>
          <table:table-cell office:value-type="string" calcext:value-type="string">
            <text:p>Kg/m³</text:p>
          </table:table-cell>
        </table:table-row>
      </table:table>
      <table:table table:name="flo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b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flotability</text:p>
          </table:table-cell>
          <table:table-cell table:formula="of:=172*9.81" office:value-type="float" office:value="1687.32" calcext:value-type="float">
            <text:p>1687.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loatability/float</text:p>
          </table:table-cell>
          <table:table-cell table:formula="of:=[.B2]/[.B1]" office:value-type="float" office:value="28.122" calcext:value-type="float">
            <text:p>28.122</text:p>
          </table:table-cell>
          <table:table-cell/>
        </table:table-row>
      </table:table>
      <table:table table:name="meshing_order" table:style-name="ta1">
        <table:table-column table:style-name="co7" table:number-columns-repeated="16384" table:default-cell-style-name="Default"/>
        <table:table-row table:style-name="ro1"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table:formula="of:=[.A1]" office:value-type="string" office:string-value="pa:" calcext:value-type="string">
            <text:p>pa: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" office:value-type="string" office:string-value="pa:" calcext:value-type="string">
            <text:p>pa: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" office:value-type="string" office:string-value="pa:" calcext:value-type="string">
            <text:p>pa:</text:p>
          </table:table-cell>
          <table:table-cell table:formula="of:=[.F1]+1" office:value-type="float" office:value="4" calcext:value-type="float">
            <text:p>4</text:p>
          </table:table-cell>
          <table:table-cell table:formula="of:=[.G1]" office:value-type="string" office:string-value="pa:" calcext:value-type="string">
            <text:p>pa:</text:p>
          </table:table-cell>
          <table:table-cell table:formula="of:=[.H1]+1" office:value-type="float" office:value="5" calcext:value-type="float">
            <text:p>5</text:p>
          </table:table-cell>
          <table:table-cell table:formula="of:=[.I1]" office:value-type="string" office:string-value="pa:" calcext:value-type="string">
            <text:p>pa:</text:p>
          </table:table-cell>
          <table:table-cell table:formula="of:=[.J1]+1" office:value-type="float" office:value="6" calcext:value-type="float">
            <text:p>6</text:p>
          </table:table-cell>
          <table:table-cell table:formula="of:=[.K1]" office:value-type="string" office:string-value="pa:" calcext:value-type="string">
            <text:p>pa:</text:p>
          </table:table-cell>
          <table:table-cell table:formula="of:=[.L1]+1" office:value-type="float" office:value="7" calcext:value-type="float">
            <text:p>7</text:p>
          </table:table-cell>
          <table:table-cell table:formula="of:=[.M1]" office:value-type="string" office:string-value="pa:" calcext:value-type="string">
            <text:p>pa:</text:p>
          </table:table-cell>
          <table:table-cell table:formula="of:=[.N1]+1" office:value-type="float" office:value="8" calcext:value-type="float">
            <text:p>8</text:p>
          </table:table-cell>
          <table:table-cell table:formula="of:=[.O1]" office:value-type="string" office:string-value="pa:" calcext:value-type="string">
            <text:p>pa:</text:p>
          </table:table-cell>
          <table:table-cell table:formula="of:=[.P1]+1" office:value-type="float" office:value="9" calcext:value-type="float">
            <text:p>9</text:p>
          </table:table-cell>
          <table:table-cell table:formula="of:=[.Q1]" office:value-type="string" office:string-value="pa:" calcext:value-type="string">
            <text:p>pa:</text:p>
          </table:table-cell>
          <table:table-cell table:formula="of:=[.R1]+1" office:value-type="float" office:value="10" calcext:value-type="float">
            <text:p>10</text:p>
          </table:table-cell>
          <table:table-cell table:formula="of:=[.S1]" office:value-type="string" office:string-value="pa:" calcext:value-type="string">
            <text:p>pa:</text:p>
          </table:table-cell>
          <table:table-cell table:formula="of:=[.T1]+1" office:value-type="float" office:value="11" calcext:value-type="float">
            <text:p>11</text:p>
          </table:table-cell>
          <table:table-cell table:formula="of:=[.U1]" office:value-type="string" office:string-value="pa:" calcext:value-type="string">
            <text:p>pa:</text:p>
          </table:table-cell>
          <table:table-cell table:formula="of:=[.V1]+1" office:value-type="float" office:value="12" calcext:value-type="float">
            <text:p>12</text:p>
          </table:table-cell>
          <table:table-cell table:formula="of:=[.W1]" office:value-type="string" office:string-value="pa:" calcext:value-type="string">
            <text:p>pa:</text:p>
          </table:table-cell>
          <table:table-cell table:formula="of:=[.X1]+1" office:value-type="float" office:value="13" calcext:value-type="float">
            <text:p>13</text:p>
          </table:table-cell>
          <table:table-cell table:formula="of:=[.Y1]" office:value-type="string" office:string-value="pa:" calcext:value-type="string">
            <text:p>pa:</text:p>
          </table:table-cell>
          <table:table-cell table:formula="of:=[.Z1]+1" office:value-type="float" office:value="14" calcext:value-type="float">
            <text:p>14</text:p>
          </table:table-cell>
          <table:table-cell table:formula="of:=[.AA1]" office:value-type="string" office:string-value="pa:" calcext:value-type="string">
            <text:p>pa:</text:p>
          </table:table-cell>
          <table:table-cell table:formula="of:=[.AB1]+1" office:value-type="float" office:value="15" calcext:value-type="float">
            <text:p>15</text:p>
          </table:table-cell>
          <table:table-cell table:formula="of:=[.AC1]" office:value-type="string" office:string-value="pa:" calcext:value-type="string">
            <text:p>pa:</text:p>
          </table:table-cell>
          <table:table-cell table:formula="of:=[.AD1]+1" office:value-type="float" office:value="16" calcext:value-type="float">
            <text:p>16</text:p>
          </table:table-cell>
          <table:table-cell table:formula="of:=[.AE1]" office:value-type="string" office:string-value="pa:" calcext:value-type="string">
            <text:p>pa:</text:p>
          </table:table-cell>
          <table:table-cell table:formula="of:=[.AF1]+1" office:value-type="float" office:value="17" calcext:value-type="float">
            <text:p>17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el:</text:p>
          </table:table-cell>
          <table:table-cell office:value-type="float" office:value="1" calcext:value-type="float">
            <text:p>1</text:p>
          </table:table-cell>
          <table:table-cell table:formula="of:=[.A2]" office:value-type="string" office:string-value="el:" calcext:value-type="string">
            <text:p>el: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" office:value-type="string" office:string-value="el:" calcext:value-type="string">
            <text:p>el: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" office:value-type="string" office:string-value="el:" calcext:value-type="string">
            <text:p>el:</text:p>
          </table:table-cell>
          <table:table-cell table:formula="of:=[.F2]+1" office:value-type="float" office:value="4" calcext:value-type="float">
            <text:p>4</text:p>
          </table:table-cell>
          <table:table-cell table:formula="of:=[.G2]" office:value-type="string" office:string-value="el:" calcext:value-type="string">
            <text:p>el:</text:p>
          </table:table-cell>
          <table:table-cell table:formula="of:=[.H2]+1" office:value-type="float" office:value="5" calcext:value-type="float">
            <text:p>5</text:p>
          </table:table-cell>
          <table:table-cell table:formula="of:=[.I2]" office:value-type="string" office:string-value="el:" calcext:value-type="string">
            <text:p>el:</text:p>
          </table:table-cell>
          <table:table-cell table:formula="of:=[.J2]+1" office:value-type="float" office:value="6" calcext:value-type="float">
            <text:p>6</text:p>
          </table:table-cell>
          <table:table-cell table:formula="of:=[.K2]" office:value-type="string" office:string-value="el:" calcext:value-type="string">
            <text:p>el:</text:p>
          </table:table-cell>
          <table:table-cell table:formula="of:=[.L2]+1" office:value-type="float" office:value="7" calcext:value-type="float">
            <text:p>7</text:p>
          </table:table-cell>
          <table:table-cell table:formula="of:=[.M2]" office:value-type="string" office:string-value="el:" calcext:value-type="string">
            <text:p>el:</text:p>
          </table:table-cell>
          <table:table-cell table:formula="of:=[.N2]+1" office:value-type="float" office:value="8" calcext:value-type="float">
            <text:p>8</text:p>
          </table:table-cell>
          <table:table-cell table:formula="of:=[.O2]" office:value-type="string" office:string-value="el:" calcext:value-type="string">
            <text:p>el:</text:p>
          </table:table-cell>
          <table:table-cell table:formula="of:=[.P2]+1" office:value-type="float" office:value="9" calcext:value-type="float">
            <text:p>9</text:p>
          </table:table-cell>
          <table:table-cell table:formula="of:=[.Q2]" office:value-type="string" office:string-value="el:" calcext:value-type="string">
            <text:p>el:</text:p>
          </table:table-cell>
          <table:table-cell table:formula="of:=[.R2]+1" office:value-type="float" office:value="10" calcext:value-type="float">
            <text:p>10</text:p>
          </table:table-cell>
          <table:table-cell table:formula="of:=[.S2]" office:value-type="string" office:string-value="el:" calcext:value-type="string">
            <text:p>el:</text:p>
          </table:table-cell>
          <table:table-cell table:formula="of:=[.T2]+1" office:value-type="float" office:value="11" calcext:value-type="float">
            <text:p>11</text:p>
          </table:table-cell>
          <table:table-cell table:formula="of:=[.U2]" office:value-type="string" office:string-value="el:" calcext:value-type="string">
            <text:p>el:</text:p>
          </table:table-cell>
          <table:table-cell table:formula="of:=[.V2]+1" office:value-type="float" office:value="12" calcext:value-type="float">
            <text:p>12</text:p>
          </table:table-cell>
          <table:table-cell table:formula="of:=[.W2]" office:value-type="string" office:string-value="el:" calcext:value-type="string">
            <text:p>el:</text:p>
          </table:table-cell>
          <table:table-cell table:formula="of:=[.X2]+1" office:value-type="float" office:value="13" calcext:value-type="float">
            <text:p>13</text:p>
          </table:table-cell>
          <table:table-cell table:formula="of:=[.Y2]" office:value-type="string" office:string-value="el:" calcext:value-type="string">
            <text:p>el:</text:p>
          </table:table-cell>
          <table:table-cell table:formula="of:=[.Z2]+1" office:value-type="float" office:value="14" calcext:value-type="float">
            <text:p>14</text:p>
          </table:table-cell>
          <table:table-cell table:formula="of:=[.AA2]" office:value-type="string" office:string-value="el:" calcext:value-type="string">
            <text:p>el:</text:p>
          </table:table-cell>
          <table:table-cell table:formula="of:=[.AB2]+1" office:value-type="float" office:value="15" calcext:value-type="float">
            <text:p>15</text:p>
          </table:table-cell>
          <table:table-cell table:formula="of:=[.AC2]" office:value-type="string" office:string-value="el:" calcext:value-type="string">
            <text:p>el:</text:p>
          </table:table-cell>
          <table:table-cell table:formula="of:=[.AD2]+1" office:value-type="float" office:value="16" calcext:value-type="float">
            <text:p>16</text:p>
          </table:table-cell>
          <table:table-cell table:formula="of:=[.AE2]" office:value-type="string" office:string-value="el:" calcext:value-type="string">
            <text:p>el:</text:p>
          </table:table-cell>
          <table:table-cell table:formula="of:=[.AF2]+1" office:value-type="float" office:value="17" calcext:value-type="float">
            <text:p>17</text:p>
          </table:table-cell>
          <table:table-cell table:formula="of:=[.AG2]" office:value-type="string" office:string-value="el:" calcext:value-type="string">
            <text:p>el:</text:p>
          </table:table-cell>
          <table:table-cell table:formula="of:=[.AH2]+1" office:value-type="float" office:value="18" calcext:value-type="float">
            <text:p>18</text:p>
          </table:table-cell>
          <table:table-cell table:formula="of:=[.AI2]" office:value-type="string" office:string-value="el:" calcext:value-type="string">
            <text:p>el:</text:p>
          </table:table-cell>
          <table:table-cell table:formula="of:=[.AJ2]+1" office:value-type="float" office:value="19" calcext:value-type="float">
            <text:p>19</text:p>
          </table:table-cell>
          <table:table-cell table:formula="of:=[.AK2]" office:value-type="string" office:string-value="el:" calcext:value-type="string">
            <text:p>el:</text:p>
          </table:table-cell>
          <table:table-cell table:formula="of:=[.AL2]+1" office:value-type="float" office:value="20" calcext:value-type="float">
            <text:p>20</text:p>
          </table:table-cell>
          <table:table-cell table:formula="of:=[.AM2]" office:value-type="string" office:string-value="el:" calcext:value-type="string">
            <text:p>el:</text:p>
          </table:table-cell>
          <table:table-cell table:formula="of:=[.AN2]+1" office:value-type="float" office:value="21" calcext:value-type="float">
            <text:p>21</text:p>
          </table:table-cell>
          <table:table-cell table:formula="of:=[.AO2]" office:value-type="string" office:string-value="el:" calcext:value-type="string">
            <text:p>el:</text:p>
          </table:table-cell>
          <table:table-cell table:formula="of:=[.AP2]+1" office:value-type="float" office:value="22" calcext:value-type="float">
            <text:p>22</text:p>
          </table:table-cell>
          <table:table-cell table:formula="of:=[.AQ2]" office:value-type="string" office:string-value="el:" calcext:value-type="string">
            <text:p>el:</text:p>
          </table:table-cell>
          <table:table-cell table:formula="of:=[.AR2]+1" office:value-type="float" office:value="23" calcext:value-type="float">
            <text:p>23</text:p>
          </table:table-cell>
          <table:table-cell table:formula="of:=[.AS2]" office:value-type="string" office:string-value="el:" calcext:value-type="string">
            <text:p>el:</text:p>
          </table:table-cell>
          <table:table-cell table:formula="of:=[.AT2]+1" office:value-type="float" office:value="24" calcext:value-type="float">
            <text:p>24</text:p>
          </table:table-cell>
          <table:table-cell table:formula="of:=[.AU2]" office:value-type="string" office:string-value="el:" calcext:value-type="string">
            <text:p>el:</text:p>
          </table:table-cell>
          <table:table-cell table:formula="of:=[.AV2]+1" office:value-type="float" office:value="25" calcext:value-type="float">
            <text:p>25</text:p>
          </table:table-cell>
          <table:table-cell table:formula="of:=[.AW2]" office:value-type="string" office:string-value="el:" calcext:value-type="string">
            <text:p>el:</text:p>
          </table:table-cell>
          <table:table-cell table:formula="of:=[.AX2]+1" office:value-type="float" office:value="26" calcext:value-type="float">
            <text:p>26</text:p>
          </table:table-cell>
          <table:table-cell table:formula="of:=[.AY2]" office:value-type="string" office:string-value="el:" calcext:value-type="string">
            <text:p>el:</text:p>
          </table:table-cell>
          <table:table-cell table:formula="of:=[.AZ2]+1" office:value-type="float" office:value="27" calcext:value-type="float">
            <text:p>27</text:p>
          </table:table-cell>
          <table:table-cell table:formula="of:=[.BA2]" office:value-type="string" office:string-value="el:" calcext:value-type="string">
            <text:p>el:</text:p>
          </table:table-cell>
          <table:table-cell table:formula="of:=[.BB2]+1" office:value-type="float" office:value="28" calcext:value-type="float">
            <text:p>28</text:p>
          </table:table-cell>
          <table:table-cell table:formula="of:=[.BC2]" office:value-type="string" office:string-value="el:" calcext:value-type="string">
            <text:p>el:</text:p>
          </table:table-cell>
          <table:table-cell table:formula="of:=[.BD2]+1" office:value-type="float" office:value="29" calcext:value-type="float">
            <text:p>29</text:p>
          </table:table-cell>
          <table:table-cell table:formula="of:=[.BE2]" office:value-type="string" office:string-value="el:" calcext:value-type="string">
            <text:p>el:</text:p>
          </table:table-cell>
          <table:table-cell table:formula="of:=[.BF2]+1" office:value-type="float" office:value="30" calcext:value-type="float">
            <text:p>30</text:p>
          </table:table-cell>
          <table:table-cell table:formula="of:=[.BG2]" office:value-type="string" office:string-value="el:" calcext:value-type="string">
            <text:p>el:</text:p>
          </table:table-cell>
          <table:table-cell table:formula="of:=[.BH2]+1" office:value-type="float" office:value="31" calcext:value-type="float">
            <text:p>31</text:p>
          </table:table-cell>
          <table:table-cell table:formula="of:=[.BI2]" office:value-type="string" office:string-value="el:" calcext:value-type="string">
            <text:p>el:</text:p>
          </table:table-cell>
          <table:table-cell table:formula="of:=[.BJ2]+1" office:value-type="float" office:value="32" calcext:value-type="float">
            <text:p>32</text:p>
          </table:table-cell>
          <table:table-cell table:formula="of:=[.BK2]" office:value-type="string" office:string-value="el:" calcext:value-type="string">
            <text:p>el:</text:p>
          </table:table-cell>
          <table:table-cell table:formula="of:=[.BL2]+1" office:value-type="float" office:value="33" calcext:value-type="float">
            <text:p>33</text:p>
          </table:table-cell>
          <table:table-cell table:number-columns-repeated="163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08:46:21.243302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5:32:41.735782177</meta:creation-date>
    <dc:date>2025-04-30T09:52:15.470018785</dc:date>
    <meta:editing-duration>PT32M51S</meta:editing-duration>
    <meta:editing-cycles>3</meta:editing-cycles>
    <meta:generator>LibreOffice/24.8.6.2$Linux_X86_64 LibreOffice_project/d50be90c1d90f0f90a5235ffcbbafbbfa38a83c2</meta:generator>
    <meta:document-statistic meta:table-count="5" meta:cell-count="258" meta:object-count="0"/>
  </office:meta>
</office:document-meta>
</file>